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2025-01-23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2024-01-04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2023-01-17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2021-12-28 2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2021-01-06 2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2020-01-16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2019-01-03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2018-01-11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2017-01-11 19:36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2015-12-30 15:34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201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2014-01-07 17:25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2013-01-23 15:3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2012-01-18 22:54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2011-01-03 20:50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2010-01-13 20:29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2009-01-06 15:13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2008-01-04 19:18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2007-01-04 20:15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2006-01-18 23:33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2005-01-07 15:35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2004-01-07 03:53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2003-01-03 21:03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2002-01-03 23:39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2001-01-09 23:04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2000-01-04 20:07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1999-01-06 17:10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1998-01-07 16:34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199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199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199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199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199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199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199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199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198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198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198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198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198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2097571701</text:p>
          </table:table-cell>
          <table:table-cell office:value-type="string" calcext:value-type="string">
            <text:p>1984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